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officeooo:paragraph-rsid="0006c738"/>
    </style:style>
    <style:style style:name="P3" style:family="paragraph" style:parent-style-name="Heading_20_1">
      <style:text-properties officeooo:rsid="0002b8a9" officeooo:paragraph-rsid="0002b8a9"/>
    </style:style>
    <style:style style:name="P4" style:family="paragraph" style:parent-style-name="Text_20_body" style:list-style-name="L1">
      <style:text-properties officeooo:rsid="000c26d6" officeooo:paragraph-rsid="000c26d6"/>
    </style:style>
    <style:style style:name="P5" style:family="paragraph" style:parent-style-name="Text_20_body" style:list-style-name="L2">
      <style:text-properties officeooo:rsid="000c26d6" officeooo:paragraph-rsid="000c26d6"/>
    </style:style>
    <style:style style:name="P6" style:family="paragraph" style:parent-style-name="Text_20_body" style:list-style-name="L1">
      <style:text-properties officeooo:rsid="0006c738" officeooo:paragraph-rsid="0006c738"/>
    </style:style>
    <style:style style:name="P7" style:family="paragraph" style:parent-style-name="Text_20_body" style:list-style-name="L2">
      <style:text-properties officeooo:rsid="0006c738" officeooo:paragraph-rsid="0006c738"/>
    </style:style>
    <style:style style:name="P8" style:family="paragraph" style:parent-style-name="Text_20_body" style:list-style-name="L1">
      <style:text-properties officeooo:rsid="0007a0ce" officeooo:paragraph-rsid="0007a0ce"/>
    </style:style>
    <style:style style:name="P9" style:family="paragraph" style:parent-style-name="Text_20_body" style:list-style-name="L2">
      <style:text-properties officeooo:rsid="000ce50e" officeooo:paragraph-rsid="000ce50e"/>
    </style:style>
    <style:style style:name="T1" style:family="text">
      <style:text-properties officeooo:rsid="0006c738"/>
    </style:style>
    <style:style style:name="T2" style:family="text">
      <style:text-properties fo:color="#ff00ff" officeooo:rsid="0006c738"/>
    </style:style>
    <style:style style:name="T3" style:family="text">
      <style:text-properties officeooo:rsid="000c26d6"/>
    </style:style>
    <style:style style:name="T4" style:family="text">
      <style:text-properties officeooo:rsid="000ce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Oiko- ja tasohöylä</text:span><text:line-break/><text:span text:style-name="T1">Käyttö vain koulutetuille jäsenille<text:line-break/></text:span><text:span text:style-name="T2">Tämä ei ole työpöytä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Turvallisuus</text:h>
            <text:list xml:id="list2857061621" text:style-name="L1">
              <text:list-item>
                <text:p text:style-name="P4">Pyydä koulutus ennen käyttöä</text:p>
              </text:list-item>
              <text:list-item>
                <text:p text:style-name="P6">Käytä suojalaseja</text:p>
              </text:list-item>
              <text:list-item>
                <text:p text:style-name="P6">Käytä kuulonsuojaimia</text:p>
              </text:list-item>
              <text:list-item>
                <text:p text:style-name="P8">Käytä työntökeppejä jos kappaletta täytyy työntää terän läheisyydessä</text:p>
              </text:list-item>
              <text:list-item>
                <text:p text:style-name="P4">Älä pidä höylän tasoilla mitään ylimääräistä</text:p>
              </text:list-item>
            </text:list>
          </table:table-cell>
          <table:table-cell table:style-name="Table1.A1" office:value-type="string">
            <text:h text:style-name="P3" text:outline-level="1">Käytön jälkeen</text:h>
            <text:list xml:id="list1962382098" text:style-name="L2">
              <text:list-item>
                <text:p text:style-name="P5">Puhdista höylä ja höylän ympäristö lastuista. Myös höylän sisältä tasohöylän syöttöpöydältä ja sen alta.</text:p>
              </text:list-item>
              <text:list-item>
                <text:p text:style-name="P5">Aseta höylä <text:span text:style-name="T4">taso</text:span>höyläyskokoonpanoon</text:p>
                <text:list>
                  <text:list-item>
                    <text:p text:style-name="P5"><text:span text:style-name="T4">Irroita</text:span> pöytä</text:p>
                  </text:list-item>
                  <text:list-item>
                    <text:p text:style-name="P5">Siirrä kulmavaste kohdalleen.</text:p>
                  </text:list-item>
                  <text:list-item>
                    <text:p text:style-name="P9">Käännä purunpoistokotelo terän päälle</text:p>
                  </text:list-item>
                  <text:list-item>
                    <text:p text:style-name="P5">Kiinnitä purunpoistoletku</text:p>
                  </text:list-item>
                  <text:list-item>
                    <text:p text:style-name="P5">Laita tasohöyläyksen korkeudensäätökahva <text:span text:style-name="T4">paikalleen</text:span></text:p>
                  </text:list-item>
                </text:list>
              </text:list-item>
              <text:list-item>
                <text:p text:style-name="P5">Sulje purunpoiston pelti</text:p>
              </text:list-item>
              <text:list-item>
                <text:p text:style-name="P5">Varmista että höylän pöydälle jää vain tämä lappu</text:p>
                <text:p text:style-name="P7"/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10-09T21:53:56.712928000</meta:print-date>
    <dc:date>2018-10-09T21:36:44.456801000</dc:date>
    <meta:editing-duration>PT2H9M17S</meta:editing-duration>
    <meta:editing-cycles>4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18" meta:word-count="94" meta:character-count="662" meta:non-whitespace-character-count="600"/>
  </office:meta>
</office:document-meta>
</file>